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le livre « L'étranger » écrit par Albert Camus, le personnage principal est Meursault. Camus montre ce qu'il pense de la société et de l'existence humaine en écrivant ce livre existentialiste. Dans le livre, il y a quelques extraits qui me frappent. L'extrait qui me frappe en particulier est au tout début quand il perd sa mère, et c'est de celui-là que je parlerai.</text:p>
      <text:p text:style-name="P1"/>
      <text:p text:style-name="P1">C'est dans ce passage au tout début qu'on commence à penser que Meursault n'est pas tout à fait normal. Je ne vais pas questionner la normalité, cette question déborde cet analyse, mais elle m'amène bien à un autre point de caractère de Meursault – il ne pleure pas. Quand il veille à la mort de sa mère avec les autres, il ne pleure pas, il reste complètement stoïque, et même à son enterrement. Il ne semble pas très facilement supporter les autres vieux qui pleurent et il fume. Il se demande quand même s'il a le droit, mais finit par conclure qu'il peut car sa mère est maintenant morte et alors c'est « une affaire classée ».</text:p>
      <text:p text:style-name="P1"/>
      <text:p text:style-name="P1">Il ne sait pas et ne semble pas s'en soucier de quand exactement sa mère est morte. Il remarque qu'il a reçu un télégramme de l'asile où habitait sa mère et que « c'était peut-être hier », mais qu'il « ne sait pas ». Il monte dans le bus pour aller la voir, mais il fait cela que parce qu'il doit, parce que c'est la tradition, c'est « ce qu'on fait ». C'est de cette tradition, ces règles de la société, qu'il s'en moque, et c'est cela que Camus veut qu'on comprenne en lisant le liv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 Long</meta:initial-creator>
    <meta:creation-date>2011-02-06T20:59:38</meta:creation-date>
    <dc:date>2011-02-06T22:54:28</dc:date>
    <dc:creator>Isabell Long</dc:creator>
    <meta:editing-duration>PT00H30M32S</meta:editing-duration>
    <meta:editing-cycles>3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278" meta:character-count="1490"/>
  </office:meta>
</office:document-meta>
</file>